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P1" style:family="paragraph" style:parent-style-name="Standard">
      <style:text-properties officeooo:rsid="00201c2e" officeooo:paragraph-rsid="00201c2e"/>
    </style:style>
    <style:style style:name="P2" style:family="paragraph" style:parent-style-name="Standard">
      <style:text-properties officeooo:paragraph-rsid="00201c2e"/>
    </style:style>
    <style:style style:name="P3" style:family="paragraph" style:parent-style-name="Standard">
      <style:text-properties officeooo:rsid="002288ce" officeooo:paragraph-rsid="00207c9c"/>
    </style:style>
    <style:style style:name="P4" style:family="paragraph" style:parent-style-name="Standard">
      <style:text-properties officeooo:rsid="002288ce" officeooo:paragraph-rsid="002288ce"/>
    </style:style>
    <style:style style:name="P5" style:family="paragraph" style:parent-style-name="Standard">
      <style:text-properties officeooo:rsid="00241288" officeooo:paragraph-rsid="00241288"/>
    </style:style>
    <style:style style:name="P6" style:family="paragraph" style:parent-style-name="Text_20_body" style:list-style-name="L2">
      <style:text-properties officeooo:paragraph-rsid="00201c2e"/>
    </style:style>
    <style:style style:name="T1" style:family="text">
      <style:text-properties officeooo:rsid="00201c2e"/>
    </style:style>
    <style:style style:name="T2" style:family="text">
      <style:text-properties officeooo:rsid="0022f321"/>
    </style:style>
    <style:style style:name="T3" style:family="text">
      <style:text-properties officeooo:rsid="0024ef17"/>
    </style:style>
    <style:style style:name="T4" style:family="text">
      <style:text-properties officeooo:rsid="002501b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www.dcs.gla.ac.uk/~gregg/papers/2007omalleyphd.pdf" text:style-name="Internet_20_link" text:visited-style-name="Visited_20_Internet_20_Link">https://www.dcs.gla.ac.uk/~gregg/papers/2007omalleyphd.pdf</text:a></text:p>
      <text:p text:style-name="P1"/>
      <text:p text:style-name="P1">existuje několik verzi matching algorithms:</text:p>
      <text:p text:style-name="P1"/>
      <text:list xml:id="list121226859" text:style-name="L2">
        <text:list-item>
          <text:p text:style-name="P6"><text:span text:style-name="T1">the stable marriage problem (SM)</text:span></text:p>
        </text:list-item>
        <text:list-item>
          <text:p text:style-name="P6">the hospital-resident assignment problem (HR);</text:p>
        </text:list-item>
        <text:list-item>
          <text:p text:style-name="P6">the student-allocation problem (SA);</text:p>
        </text:list-item>
        <text:list-item>
          <text:p text:style-name="P6">the stable roommates problem (SR).</text:p>
        </text:list-item>
      </text:list>
      <text:p text:style-name="P1">+ každý z nich ma svoje podverze - například situace, kdy jsou preferencni seznamy nekompletni</text:p>
      <text:p text:style-name="P1"/>
      <text:p text:style-name="P5">Co potrebuju:</text:p>
      <text:p text:style-name="P1"/>
      <text:p text:style-name="P2"><text:span text:style-name="T1">incomplete lists = nekompletni seznamy preferenci. Co není na seznamu, je povazovano za neprijatelne reseni. (D: to není idealni nastaveni pro vyber skolek. Ty deti, co by si line stanovily jenom dve preference, by pak pravdepodobne mely navrch před temi, co sepisou dlouhy seznam preferenci.…)</text:span></text:p>
      <text:p text:style-name="P2"/>
      <text:p text:style-name="P5">ties = shodne preference pro několik zadatelu. To se v pripade nutnosti da vyresit zohlednenim bodu za dny.</text:p>
      <text:p text:style-name="P2"/>
      <text:p text:style-name="P2"><text:span text:style-name="T1">stable = reseni vyhovuje vstupnim preferencim. Neni motivace ho menit. </text:span><text:span text:style-name="T2">Weakly stable je ok.</text:span></text:p>
      <text:p text:style-name="P2"/>
      <text:p text:style-name="P5">model nemocnice: první jsou na tahu zadatele o místo. Ti ohodnoti několik nemocnic, ne vsechny. Nemocnice pak vybiraji jen z tech, kdo je ohodnotil, a ne ze všech. To je prirozena vyhoda na strane zadatelu a tak je to ok.</text:p>
      <text:p text:style-name="P5"/>
      <text:p text:style-name="P5">co delat s temi, co mají kratky preferencni seznam: to, co se s nimi deje ted = riskuji, ze se nedostanou nikam. <text:span text:style-name="T4">Nevymyslet variantu, kde je jim pridelena skolka, o kterou nezadali (= varianta, kde vsechny neoznacene skolky jsou brane jako rovnocenne), ale vzit to tak, ze kde nezadaji, tam nechteji, a mozna se pak nedostanou nikam. </text:span><text:span text:style-name="T3">Vzhledem k tomu, ze algoritmus napevno prideluje deti do skolek, tj. nedava jim moznost vybirat dodatecne, je toto nezadouci – rodice nebudou chtit, aby jim systém vnutil skolku, o kterou nezadali.</text:span></text:p>
      <text:p text:style-name="P5"/>
      <text:p text:style-name="P5"/>
      <text:p text:style-name="P5"/>
      <text:p text:style-name="P2"/>
      <text:p text:style-name="P2"/>
      <text:p text:style-name="P2"/>
      <text:p text:style-name="P3"/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Source Han Serif CN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Source Han Serif CN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ristýna Vojtíšková</meta:initial-creator>
    <meta:creation-date>2023-06-01T12:25:27.821500406</meta:creation-date>
    <meta:generator>LibreOffice/7.4.3.2$Linux_X86_64 LibreOffice_project/40$Build-2</meta:generator>
    <dc:date>2023-06-05T10:00:24.498738528</dc:date>
    <dc:creator>Kristýna Vojtíšková</dc:creator>
    <meta:editing-duration>P3DT18H58M31S</meta:editing-duration>
    <meta:editing-cycles>6</meta:editing-cycles>
    <meta:document-statistic meta:table-count="0" meta:image-count="0" meta:object-count="0" meta:page-count="1" meta:paragraph-count="13" meta:word-count="250" meta:character-count="1604" meta:non-whitespace-character-count="1370"/>
  </office:meta>
</office:document-meta>
</file>